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ce5e5" officeooo:paragraph-rsid="000ce5e5"/>
    </style:style>
    <style:style style:name="P2" style:family="paragraph" style:parent-style-name="Text_20_body">
      <style:text-properties officeooo:rsid="000d6f05" officeooo:paragraph-rsid="000d6f05"/>
    </style:style>
    <style:style style:name="P3" style:family="paragraph" style:parent-style-name="Text_20_body">
      <style:text-properties officeooo:rsid="0012ef13" officeooo:paragraph-rsid="0012ef13"/>
    </style:style>
    <style:style style:name="P4" style:family="paragraph" style:parent-style-name="Text_20_body">
      <style:text-properties officeooo:rsid="00160fa0" officeooo:paragraph-rsid="00160fa0"/>
    </style:style>
    <style:style style:name="P5" style:family="paragraph" style:parent-style-name="Text_20_body">
      <style:text-properties officeooo:rsid="0018d1b0" officeooo:paragraph-rsid="0018d1b0"/>
    </style:style>
    <style:style style:name="P6" style:family="paragraph" style:parent-style-name="Text_20_body">
      <style:text-properties officeooo:rsid="001b03cb" officeooo:paragraph-rsid="001b03cb"/>
    </style:style>
    <style:style style:name="P7" style:family="paragraph" style:parent-style-name="Text_20_body">
      <style:text-properties officeooo:rsid="001c7803" officeooo:paragraph-rsid="001c7803"/>
    </style:style>
    <style:style style:name="P8" style:family="paragraph" style:parent-style-name="Text_20_body">
      <style:text-properties officeooo:rsid="00205ef4" officeooo:paragraph-rsid="00205ef4"/>
    </style:style>
    <style:style style:name="P9" style:family="paragraph" style:parent-style-name="Text_20_body">
      <style:text-properties officeooo:rsid="002854e5" officeooo:paragraph-rsid="002854e5"/>
    </style:style>
    <style:style style:name="P10" style:family="paragraph" style:parent-style-name="Text_20_body">
      <style:text-properties officeooo:rsid="002a3148" officeooo:paragraph-rsid="002a3148"/>
    </style:style>
    <style:style style:name="P11" style:family="paragraph" style:parent-style-name="Text_20_body">
      <style:text-properties officeooo:rsid="002bb93b" officeooo:paragraph-rsid="002bb93b"/>
    </style:style>
    <style:style style:name="P12" style:family="paragraph" style:parent-style-name="Text_20_body">
      <style:text-properties officeooo:rsid="002d13b6" officeooo:paragraph-rsid="002d13b6"/>
    </style:style>
    <style:style style:name="P13" style:family="paragraph" style:parent-style-name="Text_20_body">
      <style:text-properties officeooo:rsid="00302349" officeooo:paragraph-rsid="0033ec69"/>
    </style:style>
    <style:style style:name="P14" style:family="paragraph" style:parent-style-name="Text_20_body">
      <style:text-properties officeooo:rsid="003e2479" officeooo:paragraph-rsid="0040ce5f"/>
    </style:style>
    <style:style style:name="P15" style:family="paragraph" style:parent-style-name="Text_20_body">
      <style:text-properties officeooo:rsid="0040ce5f" officeooo:paragraph-rsid="0040ce5f"/>
    </style:style>
    <style:style style:name="P16" style:family="paragraph" style:parent-style-name="Text_20_body">
      <style:text-properties officeooo:rsid="004e5c94" officeooo:paragraph-rsid="00456db4"/>
    </style:style>
    <style:style style:name="P17" style:family="paragraph" style:parent-style-name="Text_20_body">
      <style:text-properties officeooo:rsid="005776bc" officeooo:paragraph-rsid="005776bc"/>
    </style:style>
    <style:style style:name="P18" style:family="paragraph" style:parent-style-name="Text_20_body">
      <style:text-properties officeooo:paragraph-rsid="00590900"/>
    </style:style>
    <style:style style:name="P19" style:family="paragraph" style:parent-style-name="Text_20_body">
      <style:text-properties officeooo:rsid="005a2655" officeooo:paragraph-rsid="005a2655"/>
    </style:style>
    <style:style style:name="P20" style:family="paragraph" style:parent-style-name="Text_20_body">
      <style:text-properties officeooo:rsid="005b2839" officeooo:paragraph-rsid="005b2839"/>
    </style:style>
    <style:style style:name="P21" style:family="paragraph" style:parent-style-name="Standard">
      <style:text-properties officeooo:paragraph-rsid="0035e439"/>
    </style:style>
    <style:style style:name="P22" style:family="paragraph" style:parent-style-name="Heading_20_3">
      <style:text-properties officeooo:rsid="001c7803" officeooo:paragraph-rsid="001c7803"/>
    </style:style>
    <style:style style:name="P23" style:family="paragraph" style:parent-style-name="Heading_20_2">
      <style:text-properties officeooo:rsid="000ce5e5" officeooo:paragraph-rsid="000ce5e5"/>
    </style:style>
    <style:style style:name="P24" style:family="paragraph" style:parent-style-name="Heading_20_2">
      <style:text-properties officeooo:rsid="0018d1b0" officeooo:paragraph-rsid="0018d1b0"/>
    </style:style>
    <style:style style:name="P25" style:family="paragraph" style:parent-style-name="Heading_20_2">
      <style:text-properties officeooo:rsid="001b03cb" officeooo:paragraph-rsid="001b03cb"/>
    </style:style>
    <style:style style:name="P26" style:family="paragraph" style:parent-style-name="Heading_20_2">
      <style:text-properties officeooo:rsid="00205ef4" officeooo:paragraph-rsid="00205ef4"/>
    </style:style>
    <style:style style:name="P27" style:family="paragraph" style:parent-style-name="Heading_20_2">
      <style:text-properties officeooo:rsid="002a3148" officeooo:paragraph-rsid="002a3148"/>
    </style:style>
    <style:style style:name="P28" style:family="paragraph" style:parent-style-name="Heading_20_2">
      <style:text-properties officeooo:rsid="002d13b6" officeooo:paragraph-rsid="002d13b6"/>
    </style:style>
    <style:style style:name="P29" style:family="paragraph" style:parent-style-name="Heading_20_2">
      <style:text-properties officeooo:rsid="002eb20f" officeooo:paragraph-rsid="002eb20f"/>
    </style:style>
    <style:style style:name="P30" style:family="paragraph" style:parent-style-name="Heading_20_2">
      <style:text-properties officeooo:rsid="0033ec69" officeooo:paragraph-rsid="0033ec69"/>
    </style:style>
    <style:style style:name="P31" style:family="paragraph" style:parent-style-name="Heading_20_2">
      <style:text-properties officeooo:rsid="003dcb6d" officeooo:paragraph-rsid="003dcb6d"/>
    </style:style>
    <style:style style:name="P32" style:family="paragraph" style:parent-style-name="Heading_20_2">
      <style:text-properties officeooo:rsid="004384f8" officeooo:paragraph-rsid="004384f8"/>
    </style:style>
    <style:style style:name="P33" style:family="paragraph" style:parent-style-name="Heading_20_2">
      <style:text-properties officeooo:rsid="00540eb5" officeooo:paragraph-rsid="00540eb5"/>
    </style:style>
    <style:style style:name="P34" style:family="paragraph" style:parent-style-name="Heading_20_1">
      <style:text-properties officeooo:rsid="000ce5e5" officeooo:paragraph-rsid="000ce5e5"/>
    </style:style>
    <style:style style:name="P35" style:family="paragraph" style:parent-style-name="Heading_20_1">
      <style:text-properties officeooo:rsid="00590900" officeooo:paragraph-rsid="00590900"/>
    </style:style>
    <style:style style:name="P36" style:family="paragraph" style:parent-style-name="Heading_20_1">
      <style:text-properties officeooo:rsid="002854e5" officeooo:paragraph-rsid="002854e5"/>
    </style:style>
    <style:style style:name="P37" style:family="paragraph" style:parent-style-name="Heading_20_1">
      <style:text-properties officeooo:rsid="00251595" officeooo:paragraph-rsid="00251595"/>
    </style:style>
    <style:style style:name="T1" style:family="text">
      <style:text-properties officeooo:rsid="000f40e7"/>
    </style:style>
    <style:style style:name="T2" style:family="text">
      <style:text-properties officeooo:rsid="00146a21"/>
    </style:style>
    <style:style style:name="T3" style:family="text">
      <style:text-properties officeooo:rsid="00195711"/>
    </style:style>
    <style:style style:name="T4" style:family="text">
      <style:text-properties officeooo:rsid="001bb6e4"/>
    </style:style>
    <style:style style:name="T5" style:family="text">
      <style:text-properties officeooo:rsid="001d846d"/>
    </style:style>
    <style:style style:name="T6" style:family="text">
      <style:text-properties officeooo:rsid="00290feb"/>
    </style:style>
    <style:style style:name="T7" style:family="text">
      <style:text-properties officeooo:rsid="002e1663"/>
    </style:style>
    <style:style style:name="T8" style:family="text">
      <style:text-properties officeooo:rsid="0031a094"/>
    </style:style>
    <style:style style:name="T9" style:family="text">
      <style:text-properties officeooo:rsid="0033ec69"/>
    </style:style>
    <style:style style:name="T10" style:family="text">
      <style:text-properties fo:font-weight="bold"/>
    </style:style>
    <style:style style:name="T11" style:family="text">
      <style:text-properties fo:font-weight="normal" officeooo:rsid="003a732e" style:font-weight-asian="normal" style:font-weight-complex="normal"/>
    </style:style>
    <style:style style:name="T12" style:family="text">
      <style:text-properties officeooo:rsid="003c0052"/>
    </style:style>
    <style:style style:name="T13" style:family="text">
      <style:text-properties officeooo:rsid="003e3946"/>
    </style:style>
    <style:style style:name="T14" style:family="text">
      <style:text-properties officeooo:rsid="0043730c"/>
    </style:style>
    <style:style style:name="T15" style:family="text">
      <style:text-properties officeooo:rsid="00473806"/>
    </style:style>
    <style:style style:name="T16" style:family="text">
      <style:text-properties officeooo:rsid="00569d53"/>
    </style:style>
    <style:style style:name="T17" style:family="text">
      <style:text-properties officeooo:rsid="0057f036"/>
    </style:style>
    <style:style style:name="T18" style:family="text">
      <style:text-properties officeooo:rsid="00590900"/>
    </style:style>
    <style:style style:name="T19" style:family="text">
      <style:text-properties officeooo:rsid="005a5d67"/>
    </style:style>
    <style:style style:name="T20" style:family="text">
      <style:text-properties officeooo:rsid="005c21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Введение</text:h>
      <text:p text:style-name="P1">Тут описание проблемы и ее решения. 1-2 стр.</text:p>
      <text:p text:style-name="P2">О проблеме централизации (что это вносит заведомо уязвимые узлы), о децентрализованных технологиях, имеющихся преимуществах и недостатках, о недостаточном уровне развития современного ПО. <text:span text:style-name="T1">О том, как можно построить достаточно надежную и безопасную децентрализованную систему. О проблеме 50%.</text:span></text:p>
      <text:h text:style-name="P34" text:outline-level="1">Теоретическая часть</text:h>
      <text:h text:style-name="P35" text:outline-level="1">Необходимо добавить постановку задачи.</text:h>
      <text:h text:style-name="P23" text:outline-level="2">Технология 1</text:h>
      <text:p text:style-name="P1">Тут технология 1</text:p>
      <text:p text:style-name="P3">DHT, TCP, UDP, распределенная система, децентрализованная система, WAV, MP3, FLAC, torrent сеть, раздача, Blockchain, шифрование с открытым ключом, контрольная сумма, SHA-3 (keccak), <text:span text:style-name="T2">RSA.</text:span></text:p>
      <text:h text:style-name="P24" text:outline-level="2">DHT</text:h>
      <text:p text:style-name="P5">DHT (англ. Distributed Hash Table — распределенная <text:span text:style-name="T3">хэш-</text:span>таблица) <text:span text:style-name="T3">является распределенной и децентрализованной системой, позволяющей хранить данные со структурой ключ-значение, а также находить значения по ключу. Здесь под ключом подразумевается хэш-сумма от ключа, благодаря чему возникло название. Пары хэш-значение хранятся на узлах сети, причем идентификатор узла определяет множество хэшей, за хранение которых узел несет ответственность. Карта соединений узлов сети имеет графовидную структуру, где каждый узел соединяется с несколькими другими узлами. Поиск в хранилище осуществляется путем ретрансляции поискового запроса до тех пор, пока не будет найдено искомое значение либо узел,который должен отвечать за хранение данного значения, но не имеет его. В данной системе возможен поиск только по полному совпадению хэша, а частичное совпадение отследить невозможно из-за архитектуры системы. </text:span></text:p>
      <text:h text:style-name="P25" text:outline-level="2">TCP <text:span text:style-name="T18">IP</text:span></text:h>
      <text:p text:style-name="P6">TCP (англ. Transmission Control Protocol — протокол управления передачей) является протоколом транспортного уровня в сетевой модели OSI. <text:span text:style-name="T4">В этом механизме перед передачей данных устанавливается соединение, причем получатель подтверждает корректную доставку данных (в противном случае отправитель выполняет повторную пересылку данных) и восстанавливает их правильную последовательность. Таким образом, протокол гарантирует </text:span><text:soft-page-break/><text:span text:style-name="T4">доставку данных, более того, </text:span><text:s/><text:span text:style-name="T4">в той же последовательности, в какой они были отправлены. Важно заметить, что эти гарантии вносят накладные расходы, связанные с повторной пересылкой данных, ожиданием подтверждения, установлением соединения. Этот протокол не рекомендуется использовать при передаче потоковых данных (пример: аудио- и видеосвязь). </text:span></text:p>
      <text:h text:style-name="P22" text:outline-level="3">UDP</text:h>
      <text:p text:style-name="P7">User Datagram Protocol — еще один протокол транспортного уровня в сетевой модели OSI. В отличии от TCP, данные передаются между участниками обмена пакетами (датаграммами) без установления соединений и подтверждения получения. Протокол подразумевает, что допускается неверная передача данных, искажение последовательности, дублирование пакетов <text:span text:style-name="T5">или вообще их исчезновение. </text:span><text:s/></text:p>
      <text:h text:style-name="P26" text:outline-level="2">Распределенная децентрализованная система</text:h>
      <text:p text:style-name="P8">Система, состоящая из множества узлов, каждый из которых имеет одинаковые права, возможности, привилегии. Данная система противопоставляется централизованной, где имеется выделенный узел (или несколько узлов), которые имеют особую роль и, как правило, от которых зависит функционирование всей системы. Выход из строя выделенных узлов в централизованной системе приводит к отказу всей системы. В децентрализованной системе каждый узел вносит свой вклад в функционирование системы, обеспечивает ее работоспособность, но выход из строя одного или нескольких узлов не приведет к прекращению работы оставшейся части системы благодаря тому, что остальные узлы способны заменить вышедшие из строя и принять на себя их обязанности. </text:p>
      <text:h text:style-name="P36" text:outline-level="1">WAV</text:h>
      <text:p text:style-name="P9">Формат файлов, предназначенный для хранения аудиоданных. Как правило, звук хранится в несжатом виде и представляет собой последовательность мгновенных значений сигнала. <text:span text:style-name="T6">Имеет простую структуру, но требует больших объемов памяти для хранения аудиозаписей. Был разработан компаниями IBM и Microsoft. Существует ограничение на размер файла. Был очень популярен на первых порах развития компьютерной техники, когда еще не существовало форматов со сжатием. Применяется и до сих пор в случаях, когда необходимо наилучшее качество записи.</text:span></text:p>
      <text:h text:style-name="P27" text:outline-level="2">FLAC</text:h>
      <text:p text:style-name="P10">Free Lossless Audio Codec — свободный аудио кодек и формат аудиофайлов, в котором аудиоданные сжимаются без потерь. Позволяет получать качество записи, аналогичное несжатой. Является потоковым форматом, что позволяет воспроизводить неполный файл. Коэффициент сжатия в среднем равен 2 и зависит от аудиоданных. Скорость кодирования/декодирования выше,чем у MP3. Данный формат являеется более приемлемым <text:s/><text:soft-page-break/>при выборе между форматами WAV и MP3, поскольку приводит к уменьшению занимаемого объема данных, не ухудшая качество аудиозаписей. </text:p>
      <text:h text:style-name="P37" text:outline-level="1">MP3</text:h>
      <text:p text:style-name="P11">Формат аудиофайлов, в котором используется сжатие с потерями. В зависимости от коэффициента сжатия потери могут быть как минимальными,так и катастрофиескими. Приобрел большую популярность в Интернете и файлообменных сетях благодаря существенному уменьшению размера данных при сжатии. Так как во время прослушивания аудиозаписей на качественной аппаратуре очень заметны вносимые искажения, данный формат целесообразно использовать в основном для современных низкокачественных аудиозаписей и оценочных образцов музыкальных произведений. </text:p>
      <text:h text:style-name="P28" text:outline-level="2"><text:span text:style-name="T18">Сеть типа T</text:span>orrent</text:h>
      <text:p text:style-name="P12">Сеть для коллективного обмена файлами через интернет. Единицей данных при обмене является блок. Из блоков собираются файлы, из файлов — раздачи. Узел сети,на котором имеется блок раздачи, может распространять его между другими узлами, благодаря чему осуществляется дублирование информации и снижение нагрузок на отдельные узлы сети. <text:span text:style-name="T7">В этих сетях, тем не менее, не предусмотрен механизм резервного копирования информации с целью ее постоянной доступности, имеются выделенные узлы, у которых хранится информация о раздачах (Список узлов, участвующих в раздаче,описание раздачи, и т. д.), что допускает вероятность выхода сети из строя, потери данных, блокировки. </text:span></text:p>
      <text:h text:style-name="P29" text:outline-level="2">Blockchain</text:h>
      <text:p text:style-name="P13">Децентрализуемая, распределенная, реплицированная база данных. Название возникло от реализации такой БД в системе Bitcoin, <text:span text:style-name="T8">благодаря чему Blockchain зачастую ассоциируют с криптовалютами, хотя технология не ограничивается данной областью применения. Blockchain — это связанная цепочка блоков информации. Блок информации хранит в себе фрагмент истории транзакций, вносящих изменения в БД и служебную информацию. В случае децентрализованного применения распространен следующий подход: В каждый следующий блок добавляется информация о предыдущем, а также значение криптостойкой хэш-функции от содержимого блока и некоторого параметра, подбором которого требуется получить определенное значение хэш-функции. Децентрализованная сеть корректирует требуемое значение хэш-функции, чтобы время генерации нового блока было приблизительно одинаковым.</text:span></text:p>
      <text:h text:style-name="P30" text:outline-level="2">Хеширование</text:h>
      <text:p text:style-name="P21"><text:span text:style-name="T9">Используется для выполнения определенного алгоритма с целью преобразования массива входных данных в битовую строку. Функция, которая выполняет данное преобразование называется «хеш-функцией». Исходными данными называют «Входной массив», «Ключ» или «Значение». Входными данными называют «Хешем», «Хеш-кодом» или «Хеш-суммой». В </text:span><text:soft-page-break/><text:span text:style-name="T9">отличии от входных данных выходные данные являются менее разнообразными. </text:span>Случай, при котором хеш-функция преобразует несколько разных сообщений в одинаковые сводки называется «<text:span text:style-name="T11">коллизией</text:span>». <text:span text:style-name="T12">Хеш-функции используются для Криптографии, Контрольных сумм, Геометрическоого хеширования, Ускорения поиска данных.</text:span></text:p>
      <text:h text:style-name="P31" text:outline-level="2">Контрольная сумма</text:h>
      <text:p text:style-name="P14">Контрольная сумма применяется для проверки целостности данных после передачи, во время хранения и более быстрого сравнения на неэквивалентность двух наборов данных (В целях обнаружения компьютерных вирусов. <text:span text:style-name="T13">Контрольная функция получается в результате использования хеш-функции, использование которой приводит к появлению Контрольного кода. Контрольный код представляет собой определенный набор бит информации, применяемый для обнаружения ошибок при передаче или хранении файлов.</text:span></text:p>
      <text:h text:style-name="Heading_20_1" text:outline-level="1"><text:span text:style-name="T10">Криптографическая система с открытым ключом</text:span> </text:h>
      <text:p text:style-name="P15">Криптографическая система с открытым <text:span text:style-name="T14">ключом</text:span> <text:s/><text:span text:style-name="T15">это система, которая предназначеня для шифрования или электронной подписи данных. В ней используются пары ключей открытй — закрытый. Открытый ключ доступен тем, кто формирует шифрованные данные и сверяет электронную подпись. Закрытый ключ хранится только у владельца пары ключей. Открытый ключ может передаваться по незащищенным каналам. Однако, для исключения атак типа «man in the middle» необходимо подтверждение того, что открытый ключ, которым шифруются данные является именно тем ключом, который принадлежит владельцу пары ключей. Шифрование с открытым ключом используется в таких сетевых протоколах, как TLS и SSL. Это будет использоваться для формирования шифрованных каналов связи между узлами сети. Стоит отметить, что пара ключей должна периодически меняться для повышения безопасности.</text:span></text:p>
      <text:h text:style-name="P32" text:outline-level="2">SHA-3</text:h>
      <text:p text:style-name="P16">Криптографическая хэш-функция, создана для замены старых хэш-функций SHA-1 и SHA-2. Алгоритм был принят в ходе конкурса на криптографическую хэш-функцию нового поколения, в котором победил <text:span text:style-name="T16">Keccak</text:span>. Алгоритм является достаточно безопасным, быстрым и относительно простым для понимания. На данный момент алгоритм уже используется, но не вытеснил SHA-2, поскольку для атаки на SHA-2 требуются большие вычислительные мощности. </text:p>
      <text:h text:style-name="P33" text:outline-level="2">RSA</text:h>
      <text:p text:style-name="P17">Алгоритм шифрования с открытым ключом, который был разработан Рональдом Ривестом, Ади Шамиром и Леонардом Адлеманом. Основан на вычислительной сложности факторизации больших целых чисел. RSA — первая система, которая пригодна для использования как в шифровании, так и в цифровой подписи. Алгоритм применяется во многих криптографических приложениях. <text:span text:style-name="T17">Отличается низкой скоростью шифрования, поэтому при необходимости </text:span><text:soft-page-break/><text:span text:style-name="T17">шифрования больших объемов данных применяют симметричные алгоритмы в комбиации с RSA для согласования ключа сессии.</text:span></text:p>
      <text:h text:style-name="P35" text:outline-level="1">Выводы! (Что из описанных технологий будет использоваться в практической части. В каком виде будут использоваться. Ограничения, частные случаи и.т.д).</text:h>
      <text:p text:style-name="P18"/>
      <text:h text:style-name="P34" text:outline-level="1">Практическая часть </text:h>
      <text:p text:style-name="P19">1. Сбор требований (Формулируются требования для системы).</text:p>
      <text:p text:style-name="P19">2. Формулизация требований. (Диаграммы, таблицы, схемы и.т.д).</text:p>
      <text:p text:style-name="P19">3. Разработка схемы базы данны<text:span text:style-name="T19">х (Таблица с кратким описанием трека и пользователей)</text:span>.</text:p>
      <text:p text:style-name="P20">4. Архитектура системы <text:span text:style-name="T20">(Описать ее)</text:span>. </text:p>
      <text:h text:style-name="P23" text:outline-level="2"/>
      <text:p text:style-name="P3">Сделана библиотека. Иерархия классов, их назначение. Описание интерфейса.</text:p>
      <text:h text:style-name="P34" text:outline-level="1">Заключение</text:h>
      <text:p text:style-name="P1">Тут по пунктам разложить, каких результатов удалось достичь.</text:p>
      <text:p text:style-name="P4">- Проанализированы существующие решения для децентрализованного хранения аудиоданных.</text:p>
      <text:p text:style-name="P4">- Исследованы современные технологии для разработки децентрализованного ПО.</text:p>
      <text:p text:style-name="P4">- Спроектирован программный комплекс для децентрализованного хранения данных (в конкретном случае — аудиоданных) с системой параметрического и упрощенного поис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ce5e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9:11:45.853578537</meta:creation-date>
    <meta:generator>LibreOffice/6.0.3.2$Linux_X86_64 LibreOffice_project/00m0$Build-2</meta:generator>
    <dc:date>2018-04-12T20:46:30.025468208</dc:date>
    <meta:editing-duration>PT3H58M14S</meta:editing-duration>
    <meta:editing-cycles>43</meta:editing-cycles>
    <meta:document-statistic meta:table-count="0" meta:image-count="0" meta:object-count="0" meta:page-count="5" meta:paragraph-count="48" meta:word-count="1295" meta:character-count="10422" meta:non-whitespace-character-count="9151"/>
  </office:meta>
</office:document-meta>
</file>